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bdea" officeooo:paragraph-rsid="0003bdea"/>
    </style:style>
    <style:style style:name="P2" style:family="paragraph" style:parent-style-name="Standard">
      <style:paragraph-properties fo:text-align="start" style:justify-single-word="false"/>
      <style:text-properties officeooo:rsid="0004a4e5" officeooo:paragraph-rsid="0004a4e5"/>
    </style:style>
    <style:style style:name="P3" style:family="paragraph" style:parent-style-name="Standard">
      <style:paragraph-properties fo:text-align="start" style:justify-single-word="false"/>
      <style:text-properties officeooo:rsid="00089ccb" officeooo:paragraph-rsid="00089ccb"/>
    </style:style>
    <style:style style:name="P4" style:family="paragraph" style:parent-style-name="Standard">
      <style:paragraph-properties fo:text-align="start" style:justify-single-word="false"/>
      <style:text-properties officeooo:rsid="000c04ca" officeooo:paragraph-rsid="000c04ca"/>
    </style:style>
    <style:style style:name="P5" style:family="paragraph" style:parent-style-name="Standard">
      <style:paragraph-properties fo:text-align="start" style:justify-single-word="false"/>
      <style:text-properties officeooo:rsid="000d8ddd" officeooo:paragraph-rsid="000d8ddd"/>
    </style:style>
    <style:style style:name="T1" style:family="text">
      <style:text-properties officeooo:rsid="0005ddcf"/>
    </style:style>
    <style:style style:name="T2" style:family="text">
      <style:text-properties officeooo:rsid="0006b0d0"/>
    </style:style>
    <style:style style:name="T3" style:family="text">
      <style:text-properties officeooo:rsid="0009bbb5"/>
    </style:style>
    <style:style style:name="T4" style:family="text">
      <style:text-properties officeooo:rsid="000b5f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Боговете на злото</text:p>
      <text:p text:style-name="P1"/>
      <text:p text:style-name="P1"/>
      <text:p text:style-name="P2">Същото лице, същото петно, гледайки <text:span text:style-name="T1">как хората се наслаждават на изминаващите дни, изпълнени със смях </text:span><text:span text:style-name="T2">и радост, но истинската тъга се крие дълбоко в сърцата им.</text:span></text:p>
      <text:p text:style-name="P2"/>
      <text:p text:style-name="P3">Парите са тяхната религия, тяхната земя на злото е техният рай, а хората са същества на дявола, които се контролират като кукли на конци. <text:span text:style-name="T3">Те ще те приемат и след това ще те изплюят </text:span><text:span text:style-name="T4">заради вътрешното ти щастие, което притежаваш, което те само си мечтаят да имат, но не могат. </text:span></text:p>
      <text:p text:style-name="P3"/>
      <text:p text:style-name="P4">Паднали на колене, те се молят.</text:p>
      <text:p text:style-name="P4"/>
      <text:p text:style-name="P5">Молейки се на боговете, богоподобните същества издигнати чрез болката и агонията на хорат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8:49:30.786432384</meta:creation-date>
    <dc:date>2023-05-20T18:54:35.609599271</dc:date>
    <meta:editing-duration>PT5M2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" meta:paragraph-count="5" meta:word-count="98" meta:character-count="574" meta:non-whitespace-character-count="480"/>
  </office:meta>
</office:document-meta>
</file>